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15cm" fo:min-width="1.39cm" draw:shadow="visible" draw:shadow-offset-x="0.035cm" draw:shadow-offset-y="0.035cm" loext:shadow-blur="0.176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15cm" fo:min-width="1.258cm" draw:shadow="visible" draw:shadow-offset-x="0cm" draw:shadow-offset-y="0cm" loext:shadow-blur="0.176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15cm" fo:min-width="3cm" draw:shadow="visible" draw:shadow-offset-x="0.035cm" draw:shadow-offset-y="0.035cm" loext:shadow-blur="0.176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15cm" fo:min-width="0.266cm" draw:shadow="visible" draw:shadow-offset-x="0.035cm" draw:shadow-offset-y="0.035cm" loext:shadow-blur="0.176cm"/>
      <style:paragraph-properties style:writing-mode="lr-tb"/>
    </style:style>
    <style:style style:name="gr8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0.15cm" fo:min-width="1.39cm" draw:shadow="visible" draw:shadow-offset-x="0.035cm" draw:shadow-offset-y="0.035cm" loext:shadow-blur="0.176cm"/>
      <style:paragraph-properties style:writing-mode="lr-tb"/>
    </style:style>
    <style:style style:name="gr9" style:family="graphic" style:parent-style-name="objectwithoutfill">
      <style:graphic-properties draw:marker-start="Arrow" draw:marker-end="Arrow" draw:fill="none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421cm" fo:min-width="0.18cm" draw:shadow="visible" draw:shadow-offset-x="0.035cm" draw:shadow-offset-y="0.035cm" loext:shadow-blur="0.176cm"/>
      <style:paragraph-properties style:writing-mode="lr-tb"/>
    </style:style>
    <style:style style:name="gr11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  <style:text-properties fo:font-size="11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4" style:family="paragraph">
      <style:paragraph-properties fo:text-align="center" style:writing-mode="lr-tb"/>
      <style:text-properties fo:font-size="11pt" style:font-size-asian="11pt" style:font-size-complex="11pt"/>
    </style:style>
    <style:style style:name="P5" style:family="paragraph">
      <loext:graphic-properties draw:fill-color="#ffffff"/>
      <style:paragraph-properties fo:text-align="center" style:writing-mode="lr-tb"/>
      <style:text-properties fo:font-size="11pt" style:font-size-asian="11pt" style:font-size-complex="11pt"/>
    </style:style>
    <style:style style:name="P6" style:family="paragraph">
      <style:paragraph-properties fo:text-align="center" style:writing-mode="lr-tb"/>
      <style:text-properties fo:font-size="11pt"/>
    </style:style>
    <style:style style:name="P7" style:family="paragraph">
      <loext:graphic-properties draw:fill-color="#ffffff"/>
      <style:paragraph-properties fo:text-align="center" style:writing-mode="lr-tb"/>
      <style:text-properties fo:font-size="11pt"/>
    </style:style>
    <style:style style:name="P8" style:family="paragraph">
      <loext:graphic-properties draw:fill="solid" draw:fill-color="#ffffff"/>
      <style:paragraph-properties fo:text-align="center" style:writing-mode="lr-tb"/>
      <style:text-properties fo:font-size="11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font-size="11pt" style:font-size-asian="11pt" style:font-size-complex="11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fo:font-size="11pt" style:font-size-asian="11pt" style:font-size-complex="11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35cm" svg:y1="5.996cm" svg:x2="13.801cm" svg:y2="6.034cm">
          <text:p/>
        </draw:line>
        <draw:line draw:style-name="gr2" draw:text-style-name="P1" draw:layer="layout" svg:x1="9.08cm" svg:y1="5.191cm" svg:x2="9.08cm" svg:y2="6.588cm">
          <text:p/>
        </draw:line>
        <draw:frame draw:style-name="gr3" draw:text-style-name="P3" draw:layer="layout" svg:width="2.754cm" svg:height="0.683cm" svg:x="7.704cm" svg:y="6.532cm">
          <draw:text-box>
            <text:p text:style-name="P2"><text:span text:style-name="T1">’</text:span><text:span text:style-name="T1">Now’</text:span></text:p>
          </draw:text-box>
        </draw:frame>
        <draw:custom-shape draw:style-name="gr4" draw:text-style-name="P5" draw:layer="layout" svg:width="2.159cm" svg:height="0.8cm" svg:x="7.621cm" svg:y="5.609cm">
          <text:p text:style-name="P4"><text:span text:style-name="T1">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2.009cm" svg:height="0.8cm" svg:x="3.821cm" svg:y="5.609cm">
          <text:p text:style-name="P6"><text:span text:style-name="T2">B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4cm" svg:height="0.8cm" svg:x="2.954cm" svg:y="7.288cm">
          <text:p text:style-name="P6"><text:span text:style-name="T2">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0.875cm" svg:height="0.8cm" svg:x="6.461cm" svg:y="4.229cm">
          <text:p text:style-name="P6"><text:span text:style-name="T2">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2.159cm" svg:height="0.8cm" svg:x="10.821cm" svg:y="5.609cm">
          <text:p text:style-name="P6"><text:span text:style-name="T2">C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9" draw:text-style-name="P1" draw:layer="layout" svg:x1="1.635cm" svg:y1="3.54cm" svg:x2="1.635cm" svg:y2="8.62cm">
          <text:p/>
        </draw:line>
        <draw:frame draw:style-name="gr3" draw:text-style-name="P10" draw:layer="layout" svg:width="2.754cm" svg:height="0.683cm" svg:x="11.204cm" svg:y="6.133cm">
          <draw:text-box>
            <text:p text:style-name="P9"><text:span text:style-name="T1">Time</text:span></text:p>
          </draw:text-box>
        </draw:frame>
        <draw:frame draw:style-name="gr3" draw:text-style-name="P12" draw:layer="layout" svg:width="1.809cm" svg:height="0.683cm" svg:x="1.604cm" svg:y="8.133cm">
          <draw:text-box>
            <text:p text:style-name="P11"><text:span text:style-name="T1">Slower</text:span></text:p>
          </draw:text-box>
        </draw:frame>
        <draw:frame draw:style-name="gr3" draw:text-style-name="P12" draw:layer="layout" svg:width="2.754cm" svg:height="0.683cm" svg:x="1.604cm" svg:y="3.434cm">
          <draw:text-box>
            <text:p text:style-name="P11"><text:span text:style-name="T1">Faster</text:span></text:p>
          </draw:text-box>
        </draw:frame>
        <draw:frame draw:style-name="gr3" draw:text-style-name="P12" draw:layer="layout" svg:width="2.754cm" svg:height="0.683cm" draw:transform="rotate (1.5707963267949) translate (1.064cm 7.146cm)">
          <draw:text-box>
            <text:p text:style-name="P11"><text:span text:style-name="T1">Real-time</text:span></text:p>
          </draw:text-box>
        </draw:frame>
        <draw:g>
          <draw:custom-shape draw:style-name="gr10" draw:text-style-name="P5" draw:layer="layout" svg:width="0.96cm" svg:height="0.947cm" svg:x="2.978cm" svg:y="4.317cm">
            <text:p text:style-name="P4"><text:span text:style-name="T1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13" draw:layer="layout" svg:x1="3.527cm" svg:y1="4.332cm" svg:x2="3.581cm" svg:y2="4.332cm">
            <text:p/>
          </draw:line>
          <draw:line draw:style-name="gr11" draw:text-style-name="P13" draw:layer="layout" svg:x1="3.408cm" svg:y1="5.253cm" svg:x2="3.354cm" svg:y2="5.253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svg:stroke-color="#000000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" style:display-name="Object without fill_1_3" style:family="graphic" style:parent-style-name="Default_5f_1_5f_3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7T08:00:59.129127639</meta:creation-date>
    <dc:date>2021-08-02T15:29:34.486996577</dc:date>
    <meta:editing-duration>P3DT5H35M26S</meta:editing-duration>
    <meta:editing-cycles>64</meta:editing-cycles>
    <meta:generator>LibreOffice/7.1.4.2$Linux_X86_64 LibreOffice_project/10$Build-2</meta:generator>
    <dc:creator>Alexander Refsum Jensenius</dc:creator>
    <meta:document-statistic meta:object-count="17"/>
  </office:meta>
</office:document-meta>
</file>